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\section{English Technical} \label{sec: 2 }<text:line-break/><text:line-break/>In this work, we have presented the Yluthoor Model, a new phenomenological effective parametrization for the Hubble expansion rate $H(z)$. Our analysis shows that this geometric approach provides a remarkably robust fit to the late-time cosmological data, specifically when tested against Cosmic Chronometers and the Pantheon+ SNIa compilation.<text:line-break/><text:line-break/>The primary finding of our study is that the Yluthoor Model achieves a minimum $\chi^2$ of 1026.42, which is numerically superior to the $1026.86$ obtained by the standard $\Lambda$CDM model using the same dataset. Although the Information Criteria (AIC and BIC) indicate a slight statistical preference for the $\Lambda$CDM model due to its fewer degrees of freedom, the difference in AIC ($\Delta AIC = 1.56$) places the Yluthoor Model within the range of "weak evidence" against it, making both models statistically indistinguishable in the current observational landscape.<text:line-break/><text:line-break/>The success of this "fusquinha" (effective geometric model) in competing with the "Ferrari" (Standard $\Lambda$CDM) underscores the importance of exploring alternative functional forms to describe cosmic acceleration. The Yluthoor Model serves as a valuable tool for testing the consistency of expansion data without the theoretical priors of a cosmological constant. Future surveys with higher precision at high redshifts will be crucial to further constrain the parameters $a, b,$ and $k$, potentially revealing whether the subtle deviations found here are the key to resolving the ongoing Hubble tension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4T11:40:10.986497900</meta:creation-date>
    <dc:date>2025-12-24T11:41:31.645052800</dc:date>
    <meta:editing-duration>PT1M34S</meta:editing-duration>
    <meta:editing-cycles>1</meta:editing-cycles>
    <meta:document-statistic meta:table-count="0" meta:image-count="0" meta:object-count="0" meta:page-count="1" meta:paragraph-count="1" meta:word-count="227" meta:character-count="1577" meta:non-whitespace-character-count="1347"/>
    <meta:generator>LibreOffice/25.8.3.2$Windows_X86_64 LibreOffice_project/8ca8d55c161d602844f5428fa4b58097424e324e</meta:generator>
  </office:meta>
</office:document-meta>
</file>